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4pt" fo:font-weight="bold" officeooo:rsid="000ef34c" officeooo:paragraph-rsid="000ef34c"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font-weight="bold" officeooo:rsid="000ef34c" officeooo:paragraph-rsid="000ef34c" style:font-size-asian="14pt" style:font-weight-asian="bold" style:font-size-complex="14pt" style:font-weight-complex="bold"/>
    </style:style>
    <style:style style:name="P3" style:family="paragraph" style:parent-style-name="Standard">
      <style:text-properties style:font-name="Times New Roman" fo:font-size="14pt" fo:font-weight="normal" officeooo:rsid="000ef34c" officeooo:paragraph-rsid="000ef34c" style:font-size-asian="14pt" style:font-weight-asian="normal" style:font-size-complex="14pt" style:font-weight-complex="normal"/>
    </style:style>
    <style:style style:name="P4" style:family="paragraph" style:parent-style-name="Standard">
      <style:text-properties style:font-name="Times New Roman" officeooo:paragraph-rsid="000ef34c"/>
    </style:style>
    <style:style style:name="P5" style:family="paragraph" style:parent-style-name="Standard">
      <style:paragraph-properties fo:padding="0.074cm" fo:border-left="none" fo:border-right="none" fo:border-top="none" fo:border-bottom="0.06pt solid #000000" style:join-border="false"/>
      <style:text-properties style:font-name="Times New Roman" fo:font-size="14pt" fo:font-weight="normal" officeooo:rsid="000ef34c" officeooo:paragraph-rsid="000ef34c" style:font-size-asian="14pt" style:font-weight-asian="normal" style:font-size-complex="14pt" style:font-weight-complex="normal"/>
    </style:style>
    <style:style style:name="P6" style:family="paragraph" style:parent-style-name="Standard">
      <style:paragraph-properties fo:padding="0.074cm" fo:border-left="none" fo:border-right="none" fo:border-top="none" fo:border-bottom="0.06pt solid #000000" style:join-border="false"/>
      <style:text-properties style:font-name="Times New Roman" fo:font-size="14pt" fo:font-weight="bold" officeooo:rsid="000ef34c" officeooo:paragraph-rsid="000ef34c" style:font-size-asian="14pt" style:font-weight-asian="bold" style:font-size-complex="14pt" style:font-weight-complex="bold"/>
    </style:style>
    <style:style style:name="P7" style:family="paragraph" style:parent-style-name="Standard" style:list-style-name="WWNum3">
      <style:paragraph-properties fo:margin-left="1.27cm" fo:margin-right="0cm" fo:margin-top="0.353cm" fo:margin-bottom="0cm" style:contextual-spacing="true" fo:text-indent="0.635cm" style:auto-text-indent="false"/>
      <style:text-properties style:font-name="Times New Roman" officeooo:paragraph-rsid="000ef34c"/>
    </style:style>
    <style:style style:name="P8" style:family="paragraph" style:parent-style-name="Standard" style:list-style-name="WWNum3">
      <style:paragraph-properties fo:margin-left="1.27cm" fo:margin-right="0cm" fo:margin-top="0.353cm" fo:margin-bottom="0cm" style:contextual-spacing="true" fo:text-indent="0.635cm" style:auto-text-indent="false"/>
      <style:text-properties style:font-name="Times New Roman" fo:font-size="14pt" fo:font-weight="bold" officeooo:rsid="000ef34c" officeooo:paragraph-rsid="000ef34c" style:font-size-asian="14pt" style:font-weight-asian="bold" style:font-size-complex="14pt" style:font-weight-complex="bold"/>
    </style:style>
    <style:style style:name="P9" style:family="paragraph" style:parent-style-name="Standard" style:list-style-name="WWNum5">
      <style:paragraph-properties fo:margin-left="1.27cm" fo:margin-right="0cm" fo:margin-top="0.353cm" fo:margin-bottom="0cm" style:contextual-spacing="true" fo:text-indent="0.635cm" style:auto-text-indent="false"/>
      <style:text-properties style:font-name="Times New Roman" fo:font-size="14pt" officeooo:paragraph-rsid="000ef34c" style:font-size-asian="14pt" style:font-size-complex="14pt"/>
    </style:style>
    <style:style style:name="P10" style:family="paragraph" style:parent-style-name="Standard" style:list-style-name="WWNum4">
      <style:paragraph-properties fo:margin-left="1.27cm" fo:margin-right="0cm" fo:margin-top="0.353cm" fo:margin-bottom="0cm" style:contextual-spacing="true" fo:text-indent="0.635cm" style:auto-text-indent="false"/>
      <style:text-properties style:font-name="Times New Roman" officeooo:paragraph-rsid="000ef34c"/>
    </style:style>
    <style:style style:name="P11" style:family="paragraph" style:parent-style-name="Standard" style:list-style-name="WWNum2">
      <style:paragraph-properties fo:margin-left="1.27cm" fo:margin-right="0cm" fo:margin-top="0.353cm" fo:margin-bottom="0cm" style:contextual-spacing="true" fo:text-indent="0.635cm" style:auto-text-indent="false"/>
      <style:text-properties style:font-name="Times New Roman" officeooo:paragraph-rsid="000ef34c"/>
    </style:style>
    <style:style style:name="P12" style:family="paragraph" style:parent-style-name="Standard">
      <style:paragraph-properties fo:margin-left="0cm" fo:margin-right="0cm" fo:margin-top="0.353cm" fo:margin-bottom="0cm" style:contextual-spacing="false" fo:text-indent="0cm" style:auto-text-indent="false"/>
      <style:text-properties style:font-name="Times New Roman" officeooo:paragraph-rsid="000ef34c"/>
    </style:style>
    <style:style style:name="P13" style:family="paragraph" style:parent-style-name="Standard">
      <style:paragraph-properties fo:margin-left="0cm" fo:margin-right="0cm" fo:margin-top="0.353cm" fo:margin-bottom="0cm" style:contextual-spacing="false" fo:text-indent="0cm" style:auto-text-indent="false"/>
      <style:text-properties style:font-name="Times New Roman" fo:font-size="14pt" officeooo:paragraph-rsid="000ef34c" style:font-size-asian="14pt" style:font-size-complex="14pt"/>
    </style:style>
    <style:style style:name="P14" style:family="paragraph" style:parent-style-name="Standard">
      <style:paragraph-properties fo:margin-top="0.353cm" fo:margin-bottom="0cm" style:contextual-spacing="false"/>
      <style:text-properties style:font-name="Times New Roman" fo:font-size="14pt" fo:font-weight="normal" officeooo:rsid="000ef34c" officeooo:paragraph-rsid="000ef34c" style:font-size-asian="14pt" style:font-weight-asian="normal" style:font-size-complex="14pt" style:font-weight-complex="normal"/>
    </style:style>
    <style:style style:name="P15" style:family="paragraph" style:parent-style-name="Standard">
      <style:paragraph-properties fo:margin-top="0.353cm" fo:margin-bottom="0cm" style:contextual-spacing="false"/>
      <style:text-properties style:font-name="Times New Roman" fo:font-size="14pt" fo:font-weight="bold" officeooo:rsid="000ef34c" officeooo:paragraph-rsid="000ef34c" style:font-size-asian="14pt" style:font-weight-asian="bold" style:font-size-complex="14pt" style:font-weight-complex="bold"/>
    </style:style>
    <style:style style:name="P16" style:family="paragraph" style:parent-style-name="Standard">
      <style:paragraph-properties fo:margin-top="0.353cm" fo:margin-bottom="0cm" style:contextual-spacing="false"/>
      <style:text-properties style:font-name="Times New Roman" fo:font-size="14pt" officeooo:paragraph-rsid="000ef34c" style:font-size-asian="14pt" style:font-size-complex="14pt"/>
    </style:style>
    <style:style style:name="P17" style:family="paragraph" style:parent-style-name="Standard">
      <style:paragraph-properties fo:margin-top="0.353cm" fo:margin-bottom="0cm" style:contextual-spacing="false"/>
      <style:text-properties style:font-name="Times New Roman" officeooo:paragraph-rsid="000ef34c"/>
    </style:style>
    <style:style style:name="P18" style:family="paragraph" style:parent-style-name="Standard">
      <style:paragraph-properties fo:margin-top="0.353cm" fo:margin-bottom="0cm" style:contextual-spacing="false" fo:padding="0.074cm" fo:border-left="none" fo:border-right="none" fo:border-top="none" fo:border-bottom="0.06pt solid #000000" style:join-border="false"/>
      <style:text-properties style:font-name="Times New Roman" fo:font-size="14pt" fo:font-weight="bold" officeooo:rsid="000ef34c" officeooo:paragraph-rsid="000ef34c" style:font-size-asian="14pt" style:font-weight-asian="bold" style:font-size-complex="14pt" style:font-weight-complex="bold"/>
    </style:style>
    <style:style style:name="P19" style:family="paragraph" style:parent-style-name="Standard">
      <style:paragraph-properties fo:margin-top="0.353cm" fo:margin-bottom="0cm" style:contextual-spacing="false" fo:padding="0.074cm" fo:border-left="none" fo:border-right="none" fo:border-top="none" fo:border-bottom="0.06pt solid #000000" style:join-border="false"/>
      <style:text-properties style:font-name="Times New Roman" fo:font-size="14pt" fo:font-weight="normal" officeooo:rsid="000ef34c" officeooo:paragraph-rsid="000ef34c" style:font-size-asian="14pt" style:font-weight-asian="normal" style:font-size-complex="14pt" style:font-weight-complex="normal"/>
    </style:style>
    <style:style style:name="P20" style:family="paragraph" style:parent-style-name="Standard">
      <style:paragraph-properties fo:margin-left="0cm" fo:margin-right="0cm" fo:margin-top="0.353cm" fo:margin-bottom="0cm" style:contextual-spacing="false" fo:text-indent="1.27cm" style:auto-text-indent="false"/>
      <style:text-properties style:font-name="Times New Roman" fo:font-size="14pt" officeooo:paragraph-rsid="000ef34c" style:font-size-asian="14pt" style:font-size-complex="14pt"/>
    </style:style>
    <style:style style:name="P21" style:family="paragraph" style:parent-style-name="Standard" style:list-style-name="WWNum2">
      <style:paragraph-properties fo:margin-left="2.54cm" fo:margin-right="0cm" fo:margin-top="0.353cm" fo:margin-bottom="0cm" style:contextual-spacing="true" fo:text-indent="1.905cm" style:auto-text-indent="false"/>
      <style:text-properties style:font-name="Times New Roman" officeooo:paragraph-rsid="000ef34c"/>
    </style:style>
    <style:style style:name="P22" style:family="paragraph" style:parent-style-name="Title">
      <style:text-properties style:font-name="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fo:font-weight="bold" officeooo:rsid="000ef34c"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2pt" fo:font-weight="bold" style:font-size-asian="12pt" style:font-weight-asian="bold" style:font-size-complex="12pt"/>
    </style:style>
    <style:style style:name="T6" style:family="text">
      <style:text-properties fo:font-size="12pt" fo:font-weight="bold" fo:background-color="#ffffff" loext:char-shading-value="0" style:font-name-asian="Courier New1" style:font-size-asian="12pt" style:font-weight-asian="bold" style:font-name-complex="Courier New1" style:font-size-complex="12pt"/>
    </style:style>
    <style:style style:name="T7" style:family="text">
      <style:text-properties fo:font-size="12pt" style:font-size-asian="12pt" style:font-size-complex="12pt"/>
    </style:style>
    <style:style style:name="T8" style:family="text">
      <style:text-properties fo:font-size="12pt" fo:background-color="#ffffff" loext:char-shading-value="0" style:font-name-asian="Courier New1" style:font-size-asian="12pt" style:font-name-complex="Courier New1" style:font-size-complex="12pt"/>
    </style:style>
    <style:style style:name="T9" style:family="text">
      <style:text-properties fo:color="#333333" fo:font-size="12pt" fo:background-color="#ffffff" loext:char-shading-value="0" style:font-size-asian="12pt" style:font-size-complex="12pt"/>
    </style:style>
    <style:style style:name="T10" style:family="text">
      <style:text-properties fo:color="#333333" fo:font-size="12pt" fo:font-weight="bold" fo:background-color="#ffffff" loext:char-shading-value="0" style:font-size-asian="12pt" style:font-weight-asian="bold" style:font-size-complex="12pt"/>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Movie Recommender Code</text:span></text:p>
      <text:p text:style-name="P3">This document contains the details of<text:span text:style-name="T2"> main methods used in the system built, followed by the complete code with comments and documentation.</text:span></text:p>
      <text:p text:style-name="P5"/>
      <text:p text:style-name="P3"/>
      <text:p text:style-name="P4"><text:span text:style-name="T3">Libraries Used :</text:span></text:p>
      <text:list xml:id="list5481179955849750415" text:style-name="WWNum3">
        <text:list-item>
          <text:p text:style-name="P7"><text:span text:style-name="T6">Data.table</text:span></text:p>
        </text:list-item>
        <text:list-item>
          <text:p text:style-name="P7"><text:span text:style-name="T6">Proxy </text:span></text:p>
        </text:list-item>
        <text:list-item>
          <text:p text:style-name="P7"><text:span text:style-name="T6">Vegan</text:span></text:p>
        </text:list-item>
        <text:list-item>
          <text:p text:style-name="P7"><text:span text:style-name="T6">Matrix</text:span></text:p>
        </text:list-item>
        <text:list-item>
          <text:p text:style-name="P7"><text:span text:style-name="T6">Reshape2</text:span></text:p>
        </text:list-item>
        <text:list-item>
          <text:p text:style-name="P7"><text:span text:style-name="T6">Recommender Lab</text:span></text:p>
        </text:list-item>
        <text:list-item>
          <text:p text:style-name="P8"><text:span text:style-name="T8">Shiny</text:span></text:p>
        </text:list-item>
      </text:list>
      <text:p text:style-name="P5"/>
      <text:p text:style-name="P13"><text:span text:style-name="T1">Movie Recommender Engine</text:span></text:p>
      <text:p text:style-name="P13"><text:span text:style-name="T1">Two approaches Used,</text:span></text:p>
      <text:list xml:id="list595815587717509563" text:style-name="WWNum5">
        <text:list-item>
          <text:p text:style-name="P9"><text:span text:style-name="T1">Content based </text:span></text:p>
        </text:list-item>
      </text:list>
      <text:p text:style-name="P13"><text:span text:style-name="T1">Short Abstract : </text:span></text:p>
      <text:p text:style-name="P12"><text:span text:style-name="T7">Till now, we have built a Movie recommender Engine with R based on MovieLens Data Set. We built the recommender system using two approaches-Content Based Filtering and Collaborative Filtering. The Content based Filtering approach analyses an item user interacted with and provides recommendations of other item with similar features. In our case,the item is movie and features would be genres,actors,directors etc. We have build a content based recommender system based on genres. UBCF based method is explained in next part. </text:span></text:p>
      <text:p text:style-name="P13"><text:span text:style-name="T1">In Detail :</text:span></text:p>
      <text:p text:style-name="P12"><text:span text:style-name="T7"><text:s/>The code does the following, </text:span></text:p>
      <text:list xml:id="list7647235803545135646" text:style-name="WWNum4">
        <text:list-item>
          <text:p text:style-name="P10"><text:span text:style-name="T7">Data preprocessing, pipe separated genres had to split </text:span></text:p>
        </text:list-item>
        <text:list-item>
          <text:p text:style-name="P10"><text:span text:style-name="T7">Created matrix with columns representing every unique genre</text:span></text:p>
        </text:list-item>
        <text:list-item>
          <text:p text:style-name="P10"><text:span text:style-name="T7">Convert into Data Frame for processing user profile matrix in the next step</text:span></text:p>
        </text:list-item>
        <text:list-item>
          <text:p text:style-name="P10"><text:span text:style-name="T7">( Temporary Conversion for faster processing , </text:span><text:span text:style-name="T9">I first convert the ratings into a binary format to keep things simple. ratings of 4 and 5 are mapped to 1, representing likes, and ratings of 3 and below are mapped to -1, representing dislikes. )</text:span></text:p>
        </text:list-item>
        <text:list-item>
          <text:p text:style-name="P10"><text:span text:style-name="T7">Dcast function is used to build user profile matrix ( change format to wide from long )</text:span></text:p>
        </text:list-item>
        <text:list-item>
          <text:p text:style-name="P10"><text:span text:style-name="T7">To generate simple user profile matrix, </text:span><text:span text:style-name="T9">calculated the dot product of the movie genre matrix and the binaryratings matrix.</text:span><text:span text:style-name="T10"> This user profiles shows the aggregated inclination of each user towards movie genres. </text:span></text:p>
        </text:list-item>
        <text:list-item>
          <text:p text:style-name="P10"><text:span text:style-name="T7">Generate two separate matrix, where in the rows,i.e, movies which has no ratings are removed and another vice- versa, not necessary just for easier processing. (Also since there was observed differences in numbers between both, coz of null sets)</text:span></text:p>
        </text:list-item>
        <text:list-item>
          <text:p text:style-name="P10"><text:span text:style-name="T7">In order to generate user profile similarity, we are used </text:span><text:span text:style-name="T5">Jaccard distance </text:span><text:span text:style-name="T7">method of finding <text:s/>from vegan library</text:span></text:p>
        </text:list-item>
        <text:list-item>
          <text:p text:style-name="P10"><text:soft-page-break/><text:span text:style-name="T5">Recommend movies - Simple content based method</text:span></text:p>
        </text:list-item>
      </text:list>
      <text:p text:style-name="P20"><text:span text:style-name="T1">2. User Based Collaborative Filtering</text:span></text:p>
      <text:p text:style-name="P16"><text:span text:style-name="T1">Short Abstract :</text:span></text:p>
      <text:p text:style-name="P17"><text:span text:style-name="T7">Now that we have user profiles, we are </text:span><text:span text:style-name="T9"><text:s/>assuming that users like similar items, and retrieve movies that are closest in similarity to a user’s profile, which represents a user’s preference for an item’s feature. </text:span><text:span text:style-name="T7">Collaborative Filtering System works like how word of mouth works in the real world. For example, if Alice liked movies A,B and C and Bob liked movies A and B, then Bob is more likely to lik C too. It groups users with similar likings and provides recommendations based on that.To implement Collaborative Filtering,we are using the recommenderlab package available in R.</text:span></text:p>
      <text:p text:style-name="P16"><text:span text:style-name="T1">In Detail :</text:span></text:p>
      <text:list xml:id="list2891904194968869797" text:style-name="WWNum2">
        <text:list-item>
          <text:p text:style-name="P11"><text:span text:style-name="T7">We first create the rating matrix</text:span></text:p>
        </text:list-item>
        <text:list-item>
          <text:p text:style-name="P11"><text:span text:style-name="T7">Notes :</text:span></text:p>
          <text:list>
            <text:list-item>
              <text:p text:style-name="P21"><text:span text:style-name="T7">Cosine Similarity Method in UBCF is used. Nearest Neighbours considered 30.</text:span></text:p>
            </text:list-item>
            <text:list-item>
              <text:p text:style-name="P21"><text:span text:style-name="T9">The predicted movie ratings of the user will be derived from the 5 nearest neighbors in its neighborhood. </text:span></text:p>
            </text:list-item>
            <text:list-item>
              <text:p text:style-name="P21"><text:span text:style-name="T9">When the predicted item ratings are obtained, the top 10 most highly predicted ratings will be returned as the recommendations.</text:span></text:p>
            </text:list-item>
          </text:list>
        </text:list-item>
        <text:list-item>
          <text:p text:style-name="P11"><text:span text:style-name="T7">First converted rating matrix into a recommenderlab sparse matrix.</text:span></text:p>
        </text:list-item>
        <text:list-item>
          <text:p text:style-name="P11"><text:span text:style-name="T7">Normalize the data and obtain recommendations</text:span></text:p>
        </text:list-item>
      </text:list>
      <text:p text:style-name="P18"/>
      <text:p text:style-name="P15">Updates for Top 3 based Updated Recomendation</text:p>
      <text:p text:style-name="P15">Method Used:</text:p>
      <text:p text:style-name="P14">For this we get the movie ids from the user, those movies which he feels like he wants to see, and we make the change in the ratings of his, to make all the other movie's ratings given by him normalised and standardised. At the same time, we make these 3 with rating 5, giving it the highest priority, followed by which on running UBCF, we get the appropriate results.</text:p>
      <text:p text:style-name="P19"/>
      <text:p text:style-name="P1">Updates for Evaluation Scheme</text:p>
      <text:p text:style-name="P1"/>
      <text:p text:style-name="P1">#evaluate model</text:p>
      <text:p text:style-name="P3">evaluation_scheme &lt;- evaluationScheme(ratingmat, method="cross-validation", k=5, given=3, goodRating=5) #k=5 meaning a 5-fold cross validation. given=3 meaning a Given-3 protocol</text:p>
      <text:p text:style-name="P3">evaluation_results &lt;- evaluate(evaluation_scheme, method="UBCF", n=c(1,3,5,10,15,20))</text:p>
      <text:p text:style-name="P3">eval_results &lt;- getConfusionMatrix(evaluation_results)[[1]]</text:p>
      <text:p text:style-name="P3"></text:p>
      <text:p text:style-name="P3">print(eval_results)</text:p>
      <text:p text:style-name="P3"/>
      <text:p text:style-name="P1"><text:soft-page-break/>for which we get the output,</text:p>
      <text:p text:style-name="P1"/>
      <text:p text:style-name="P6"/>
      <text:p text:style-name="P1"/>
      <text:p text:style-name="P2">Code Documentation</text:p>
      <text:p text:style-name="P1"/>
      <text:p text:style-name="P1">#load all library files</text:p>
      <text:p text:style-name="P3">library(data.table)</text:p>
      <text:p text:style-name="P3">library(Matrix)</text:p>
      <text:p text:style-name="P3">library(proxy)</text:p>
      <text:p text:style-name="P3"></text:p>
      <text:p text:style-name="P1">#load the data files as movies and ratings</text:p>
      <text:p text:style-name="P3">movies &lt;- read.csv("~/Works/Rworks/Movielens/Recom/movies.csv", stringsAsFactors=FALSE)</text:p>
      <text:p text:style-name="P3">str(movies)</text:p>
      <text:p text:style-name="P3">ratings &lt;- read.csv("~/Works/Rworks/Movielens/Recom/ratings.csv", stringsAsFactors=FALSE)</text:p>
      <text:p text:style-name="P3">str(ratings)</text:p>
      <text:p text:style-name="P3"></text:p>
      <text:p text:style-name="P1"># simple content-based recommender engine</text:p>
      <text:p text:style-name="P1"></text:p>
      <text:p text:style-name="P1"># data preprocessing - pipe seperated genres - had to be split</text:p>
      <text:p text:style-name="P3">genres &lt;- as.data.frame(movies$genres, stringsAsFactors=FALSE)</text:p>
      <text:p text:style-name="P3"></text:p>
      <text:p text:style-name="P1">#tstrsplit</text:p>
      <text:p text:style-name="P3">genres2 &lt;- as.data.frame(tstrsplit(genres[,1], '[|]', type.convert=TRUE), stringsAsFactors=FALSE)</text:p>
      <text:p text:style-name="P3">colnames(genres2) &lt;- c(1:6)</text:p>
      <text:p text:style-name="P3">head(genres2)</text:p>
      <text:p text:style-name="P3"></text:p>
      <text:p text:style-name="P1"># create a matrix with columns representing every unique genre</text:p>
      <text:p text:style-name="P1"></text:p>
      <text:p text:style-name="P3">genre_list &lt;- c("Action", "Adventure", "Animation", "Children", "Comedy", "Crime","Documentary", "Drama", "Fantasy","Film-Noir", "Horror", "Musical", "Mystery","Romance","Sci-Fi", "Thriller", "War", "Western")</text:p>
      <text:p text:style-name="P3"></text:p>
      <text:p text:style-name="P3">genre_matrix &lt;- matrix(0,8571,18) #empty matrix</text:p>
      <text:p text:style-name="P3">genre_matrix[1,] &lt;- genre_list #set first row to genre list</text:p>
      <text:p text:style-name="P3">colnames(genre_matrix) &lt;- genre_list #set column names to genre list</text:p>
      <text:p text:style-name="P3"></text:p>
      <text:p text:style-name="P1">#iterate through matrix</text:p>
      <text:p text:style-name="P1"></text:p>
      <text:p text:style-name="P3">for (i in 1:nrow(genres2)) {</text:p>
      <text:p text:style-name="P3"><text:s text:c="2"/>for (c in 1:ncol(genres2)) {</text:p>
      <text:p text:style-name="P3"><text:s text:c="4"/>genmat_col = which(genre_matrix[1,] == genres2[i,c])</text:p>
      <text:p text:style-name="P3"><text:soft-page-break/><text:s text:c="4"/>genre_matrix[i+1,genmat_col] &lt;- 1</text:p>
      <text:p text:style-name="P3"><text:s text:c="2"/>}</text:p>
      <text:p text:style-name="P3">}</text:p>
      <text:p text:style-name="P3"></text:p>
      <text:p text:style-name="P1">#convert into dataframe</text:p>
      <text:p text:style-name="P1"></text:p>
      <text:p text:style-name="P3">genre_matrix2 &lt;- as.data.frame(genre_matrix[-1,], stringsAsFactors=FALSE) #remove first row, which was the genre list</text:p>
      <text:p text:style-name="P3">for (c in 1:ncol(genre_matrix2)) {</text:p>
      <text:p text:style-name="P3"><text:s text:c="2"/>genre_matrix2[,c] &lt;- as.integer(genre_matrix2[,c])</text:p>
      <text:p text:style-name="P3">} #convert from characters to integers <text:s/></text:p>
      <text:p text:style-name="P3"></text:p>
      <text:p text:style-name="P1"></text:p>
      <text:p text:style-name="P1"># user profile matrix. This can be easily done with the dcast() function in the reshape2 package</text:p>
      <text:p text:style-name="P1"></text:p>
      <text:p text:style-name="P3">binaryratings &lt;- ratings</text:p>
      <text:p text:style-name="P3">for (i in 1:nrow(binaryratings)){</text:p>
      <text:p text:style-name="P3"><text:s text:c="2"/>if (binaryratings[i,3] &gt; 3){</text:p>
      <text:p text:style-name="P3"><text:s text:c="4"/>binaryratings[i,3] &lt;- 1</text:p>
      <text:p text:style-name="P3"><text:s text:c="2"/>}</text:p>
      <text:p text:style-name="P3"><text:s text:c="2"/>else{</text:p>
      <text:p text:style-name="P3"><text:s text:c="4"/>binaryratings[i,3] &lt;- -1</text:p>
      <text:p text:style-name="P3"><text:s text:c="2"/>}</text:p>
      <text:p text:style-name="P3">}</text:p>
      <text:p text:style-name="P3"></text:p>
      <text:p text:style-name="P1">#long format to a wide format using dcast function</text:p>
      <text:p text:style-name="P1"></text:p>
      <text:p text:style-name="P3">binaryratings2 &lt;- dcast(binaryratings, movieId~userId, value.var = "rating", na.rm=FALSE)</text:p>
      <text:p text:style-name="P3">for (i in 1:ncol(binaryratings2)){</text:p>
      <text:p text:style-name="P3"><text:s text:c="2"/>binaryratings2[which(is.na(binaryratings2[,i]) == TRUE),i] &lt;- 0</text:p>
      <text:p text:style-name="P3">}</text:p>
      <text:p text:style-name="P3">binaryratings2 = binaryratings2[,-1]</text:p>
      <text:p text:style-name="P3"></text:p>
      <text:p text:style-name="P1">#remove movieIds col. Rows are movieIds, cols are userIds</text:p>
      <text:p text:style-name="P1"></text:p>
      <text:p text:style-name="P1">#Remove rows that are not rated from movies dataset - dakalti movies :|</text:p>
      <text:p text:style-name="P1"></text:p>
      <text:p text:style-name="P3">movieIds &lt;- length(unique(movies$movieId)) </text:p>
      <text:p text:style-name="P3">print(movieIds)</text:p>
      <text:p text:style-name="P3">ratingmovieIds &lt;- length(unique(ratings$movieId)) </text:p>
      <text:p text:style-name="P3">print(ratingmovieIds)</text:p>
      <text:p text:style-name="P3">movies2 &lt;- movies[-which((movieIds %in% ratingmovieIds) == FALSE),]</text:p>
      <text:p text:style-name="P3">rownames(movies2) &lt;- NULL</text:p>
      <text:p text:style-name="P3"><text:soft-page-break/></text:p>
      <text:p text:style-name="P1">#Remove rows that are not rated from genre_matrix2</text:p>
      <text:p text:style-name="P3">genre_matrix3 &lt;- genre_matrix2[-which((movieIds %in% ratingmovieIds) == FALSE),]</text:p>
      <text:p text:style-name="P3">rownames(genre_matrix3) &lt;- NULL</text:p>
      <text:p text:style-name="P3"></text:p>
      <text:p text:style-name="P1">#Calculate dot product for User Profiles</text:p>
      <text:p text:style-name="P3">result = matrix(0,18,706)</text:p>
      <text:p text:style-name="P3">for (c in 1:ncol(binaryratings2)){</text:p>
      <text:p text:style-name="P3"><text:s text:c="2"/>for (i in 1:ncol(genre_matrix3)){</text:p>
      <text:p text:style-name="P3"><text:s text:c="4"/>result[i,c] &lt;- sum((genre_matrix3[,i]) * (binaryratings2[,c]))</text:p>
      <text:p text:style-name="P3"><text:s text:c="2"/>}</text:p>
      <text:p text:style-name="P3">}</text:p>
      <text:p text:style-name="P3"></text:p>
      <text:p text:style-name="P1">#Convert to Binary scale</text:p>
      <text:p text:style-name="P3">for (i in 1:nrow(result)){</text:p>
      <text:p text:style-name="P3"><text:s text:c="2"/>if (result[i] &lt; 0){</text:p>
      <text:p text:style-name="P3"><text:s text:c="4"/>result[i] &lt;- 0</text:p>
      <text:p text:style-name="P3"><text:s text:c="2"/>}</text:p>
      <text:p text:style-name="P3"><text:s text:c="2"/>else {</text:p>
      <text:p text:style-name="P3"><text:s text:c="4"/>result[i] &lt;- 1</text:p>
      <text:p text:style-name="P3"><text:s text:c="2"/>}</text:p>
      <text:p text:style-name="P3">}</text:p>
      <text:p text:style-name="P3"></text:p>
      <text:p text:style-name="P1">#user profile generated from the above</text:p>
      <text:p text:style-name="P1"></text:p>
      <text:p text:style-name="P1"># Jaccard Distance to measure the similarity between user profiles, and the movie genre matrix</text:p>
      <text:p text:style-name="P3">print("enter the user to be profiled for")</text:p>
      <text:p text:style-name="P3">tofinduser = 2</text:p>
      <text:p text:style-name="P3">result2 &lt;- result[tofinduser,] #n th user's profile</text:p>
      <text:p text:style-name="P3">sim_mat &lt;- rbind.data.frame(result2, genre_matrix2)</text:p>
      <text:p text:style-name="P3">sim_mat &lt;- data.frame(lapply(sim_mat,function(x){as.integer(x)}))</text:p>
      <text:p text:style-name="P1">#convert data to type integer</text:p>
      <text:p text:style-name="P1"></text:p>
      <text:p text:style-name="P1">#Calculate Jaccard distance between user profile and all movies</text:p>
      <text:p text:style-name="P3">library(vegan)</text:p>
      <text:p text:style-name="P3">sim_results &lt;- vegdist(sim_mat, method="jaccard")</text:p>
      <text:p text:style-name="P3">sim_results &lt;- as.data.frame(as.matrix(sim_results[1:8552]))</text:p>
      <text:p text:style-name="P3"></text:p>
      <text:p text:style-name="P1"># how to arrive at number --- to find ? !!! @senthiran</text:p>
      <text:p text:style-name="P1"></text:p>
      <text:p text:style-name="P3">rows &lt;- which(sim_results == min(sim_results))</text:p>
      <text:p text:style-name="P3"></text:p>
      <text:p text:style-name="P1">#Recommended movies</text:p>
      <text:p text:style-name="P1"><text:soft-page-break/></text:p>
      <text:p text:style-name="P3">movies[rows,2]</text:p>
      <text:p text:style-name="P3"></text:p>
      <text:p text:style-name="P3"></text:p>
      <text:p text:style-name="P1">############################</text:p>
      <text:p text:style-name="P1"></text:p>
      <text:p text:style-name="P1"># user based collaborative filtering</text:p>
      <text:p text:style-name="P3">library(reshape2)</text:p>
      <text:p text:style-name="P3"></text:p>
      <text:p text:style-name="P1">#change these inputs manually to get appropriate outputs</text:p>
      <text:p text:style-name="P3">checkvar &lt;- TRUE</text:p>
      <text:p text:style-name="P3">useridno &lt;- 1;</text:p>
      <text:p text:style-name="P3">towatch1 &lt;- 4;</text:p>
      <text:p text:style-name="P3">towatch2 &lt;- 50;</text:p>
      <text:p text:style-name="P3">towatch3 &lt;- 100;</text:p>
      <text:p text:style-name="P1">if(checkvar == TRUE){</text:p>
      <text:p text:style-name="P1"><text:s text:c="2"/>#assign already existing ratings to the medium rating of 3</text:p>
      <text:p text:style-name="P3"><text:s text:c="2"/>ratings$rating &lt;- ifelse(ratings$userId == useridno, 3, ratings$rating)</text:p>
      <text:p text:style-name="P3"><text:s text:c="2"/>da &lt;- subset(ratings, subset = userId == useridno)</text:p>
      <text:p text:style-name="P3"><text:s text:c="2"/>for(towatch in c(towatch1,towatch2,towatch3)){</text:p>
      <text:p text:style-name="P3"><text:s text:c="2"/>if( towatch %in% da$movieId){</text:p>
      <text:p text:style-name="P3"><text:s text:c="4"/>print("to watch"+towatch)</text:p>
      <text:p text:style-name="P3"><text:s text:c="4"/>ratings$rating &lt;- ifelse(ratings$userId == useridno &amp; ratings$movieId == towatch, 5, ratings$rating)</text:p>
      <text:p text:style-name="P3"><text:s text:c="2"/>}</text:p>
      <text:p text:style-name="P3"><text:s text:c="2"/>else{</text:p>
      <text:p text:style-name="P3"><text:s text:c="4"/>vec &lt;- c(useridno,towatch,5)</text:p>
      <text:p text:style-name="P3"><text:s text:c="4"/>ratings &lt;- rbind(ratings,vec)</text:p>
      <text:p text:style-name="P3"><text:s text:c="2"/>}</text:p>
      <text:p text:style-name="P3"><text:s text:c="2"/>}</text:p>
      <text:p text:style-name="P3">}</text:p>
      <text:p text:style-name="P3"></text:p>
      <text:p text:style-name="P1">#Create ratings matrix. Rows = userId, Columns = movieId</text:p>
      <text:p text:style-name="P3">ratingmat &lt;- dcast(ratings, userId~movieId, value.var = "rating", na.rm=FALSE)</text:p>
      <text:p text:style-name="P3">ratingmat &lt;- as.matrix(ratingmat[,-1]) #remove userIds</text:p>
      <text:p text:style-name="P3"></text:p>
      <text:p text:style-name="P1"></text:p>
      <text:p text:style-name="P1">#Creation of the Recommender Model</text:p>
      <text:p text:style-name="P1"></text:p>
      <text:p text:style-name="P1">#Method: UBCF</text:p>
      <text:p text:style-name="P1">#Similarity Calculation Method: Cosine Similarity</text:p>
      <text:p text:style-name="P1">#Nearest Neighbors: 30</text:p>
      <text:p text:style-name="P1"></text:p>
      <text:p text:style-name="P1">library(recommenderlab)</text:p>
      <text:p text:style-name="P1">#Convert rating matrix into a recommenderlab sparse matrix</text:p>
      <text:p text:style-name="P3"><text:soft-page-break/>ratingmat &lt;- as(ratingmat, "realRatingMatrix")</text:p>
      <text:p text:style-name="P3"></text:p>
      <text:p text:style-name="P1">#Normalize the data</text:p>
      <text:p text:style-name="P1">ratingmat_norm &lt;- normalize(ratingmat)</text:p>
      <text:p text:style-name="P1"></text:p>
      <text:p text:style-name="P1"></text:p>
      <text:p text:style-name="P1">#Create Recommender Model. "UBCF" stands for User-Based Collaborative Filtering</text:p>
      <text:p text:style-name="P3">recommender_model &lt;- Recommender(ratingmat_norm, method = "UBCF", param=list(method="Cosine",nn=30))</text:p>
      <text:p text:style-name="P3"></text:p>
      <text:p text:style-name="P3">recom &lt;- predict(recommender_model, ratingmat[useridno], n=10) #Obtain top 10 recommendations for 1st user in dataset</text:p>
      <text:p text:style-name="P3">recom_list &lt;- as(recom, "list") #convert recommenderlab object to readable list</text:p>
      <text:p text:style-name="P3"></text:p>
      <text:p text:style-name="P3">#Obtain recommendations</text:p>
      <text:p text:style-name="P3">recom_result &lt;- matrix(0,10)</text:p>
      <text:p text:style-name="P3">for (i in c(1:10)){</text:p>
      <text:p text:style-name="P3"><text:s text:c="2"/>recom_result[i] &lt;- movies[as.integer(recom_list[[1]][i]),2]</text:p>
      <text:p text:style-name="P3">}</text:p>
      <text:p text:style-name="P3"></text:p>
      <text:p text:style-name="P3">print(recom_result)</text:p>
      <text:p text:style-name="P3"></text:p>
      <text:p text:style-name="P1">#evaluate model</text:p>
      <text:p text:style-name="P3">evaluation_scheme &lt;- evaluationScheme(ratingmat, method="cross-validation", k=5, given=3, goodRating=5) #k=5 meaning a 5-fold cross validation. given=3 meaning a Given-3 protocol</text:p>
      <text:p text:style-name="P3">evaluation_results &lt;- evaluate(evaluation_scheme, method="UBCF", n=c(1,3,5,10,15,20))</text:p>
      <text:p text:style-name="P3">eval_results &lt;- getConfusionMatrix(evaluation_results)[[1]]</text:p>
      <text:p text:style-name="P3"></text:p>
      <text:p text:style-name="P3">print(eval_results)</text:p>
      <text:p text:style-name="P3"/>
      <text:p text:style-name="P6"/>
      <text:p text:style-name="P1"/>
      <text:p text:style-name="P1">References</text:p>
      <text:p text:style-name="P1"/>
      <text:p text:style-name="P1"><text:a xlink:type="simple" xlink:href="https://cran.r-project.org/web/packages/vegan/vegan.pdf">https://cran.r-project.org/web/packages/vegan/vegan.pdf</text:a></text:p>
      <text:p text:style-name="P1"/>
      <text:p text:style-name="P1"><text:a xlink:type="simple" xlink:href="https://cran.r-project.org/web/packages/recommenderlab/index.html">https://cran.r-project.org/web/packages/recommenderlab/index.html</text:a></text:p>
      <text:p text:style-name="P1"/>
      <text:p text:style-name="P1"><text:a xlink:type="simple" xlink:href="http://tutorials.iq.harvard.edu/R/Rintro/Rintro.html">http://tutorials.iq.harvard.edu/R/Rintro/Rintro.html</text:a></text:p>
      <text:p text:style-name="P1"/>
      <text:p text:style-name="P1"><text:a xlink:type="simple" xlink:href="https://github.com/jadianes/spark-movie-lens">https://github.com/jadianes/spark-movie-lens</text:a></text:p>
      <text:p text:style-name="P1"/>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01:54:22.333845684</meta:creation-date>
    <dc:date>2016-10-17T02:31:17.186597023</dc:date>
    <meta:editing-duration>PT21M44S</meta:editing-duration>
    <meta:editing-cycles>1</meta:editing-cycles>
    <meta:document-statistic meta:table-count="0" meta:image-count="0" meta:object-count="0" meta:page-count="8" meta:paragraph-count="243" meta:word-count="1296" meta:character-count="10075" meta:non-whitespace-character-count="8699"/>
    <meta:generator>LibreOffice/4.2.8.2$Linux_X86_64 LibreOffice_project/420m0$Build-2</meta:generator>
  </office:meta>
</office:document-meta>
</file>